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pers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18:21</text:p>
          </table:table-cell>
          <table:table-cell office:value-type="float" office:value="23" table:style-name="ce1">
            <text:p>23</text:p>
          </table:table-cell>
          <table:table-cell/>
          <table:table-cell office:value-type="string" table:style-name="ce1">
            <text:p>d4f3d4f0c7360c8c665d08ba5cde9b4ab0d7ed4efbe6057a156368a938b0cdd0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27: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nual insert for demon purposes.</text:p>
          </table:table-cell>
          <table:table-cell office:value-type="string" table:style-name="ce1">
            <text:p>848645ef7e04c97d6f387b76adf66a388be0100f7d48e3a49222525cd171e0d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29:35</text:p>
          </table:table-cell>
          <table:table-cell office:value-type="float" office:value="23" table:style-name="ce1">
            <text:p>23</text:p>
          </table:table-cell>
          <table:table-cell/>
          <table:table-cell office:value-type="string" table:style-name="ce1">
            <text:p>11e24a0dc21f59481dfbc4b0d73981094454d0c04cf73e2c655106bfb8f26ed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